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0.8091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18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19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8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18">
      <style:table-cell-properties fo:border-bottom="0.0008in solid #000000" fo:border-left="0.0008in solid #000000" fo:border-right="none" fo:border-top="none"/>
    </style:style>
    <style:style style:name="ce11" style:family="table-cell" style:parent-style-name="Default" style:data-style-name="N118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/>
    </style:style>
    <style:style style:name="ce14" style:family="table-cell" style:parent-style-name="Default" style:data-style-name="N119">
      <style:table-cell-properties fo:border-bottom="none" fo:border-left="0.0008in solid #000000" fo:border-right="none" fo:border-top="none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8">
      <style:table-cell-properties fo:border-bottom="none" fo:border-left="none" fo:border-right="0.0008in solid #000000" fo:border-top="none"/>
    </style:style>
    <style:style style:name="ce17" style:family="table-cell" style:parent-style-name="Default" style:data-style-name="N118">
      <style:table-cell-properties fo:border-bottom="0.0008in solid #000000" fo:border-left="none" fo:border-right="0.0008in solid #000000" fo:border-top="none"/>
    </style:style>
    <style:style style:name="ce18" style:family="table-cell" style:parent-style-name="Default" style:data-style-name="N118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008in solid #000000" fo:border-top="none"/>
    </style:style>
    <style:style style:name="ce21" style:family="table-cell" style:parent-style-name="Default" style:data-style-name="N119">
      <style:table-cell-properties fo:border-bottom="none" fo:border-left="none" fo:border-right="0.0008in solid #000000" fo:border-top="none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18"/>
    <style:style style:name="ce24" style:family="table-cell" style:parent-style-name="Default" style:data-style-name="N118">
      <style:table-cell-properties fo:border-bottom="0.0008in solid #000000" fo:border-left="none" fo:border-right="none" fo:border-top="none"/>
    </style:style>
    <style:style style:name="ce25" style:family="table-cell" style:parent-style-name="Default" style:data-style-name="N118">
      <style:text-properties fo:font-weight="bold" style:font-weight-asian="bold" style:font-weight-complex="bold"/>
    </style:style>
    <style:style style:name="ce26" style:family="table-cell" style:parent-style-name="Default" style:data-style-name="N11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7" style:family="table-cell" style:parent-style-name="Default" style:data-style-name="N119"/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mall" table:style-name="ta1" table:print="false">
        <table:table-column table:style-name="co1" table:default-cell-style-name="ce6"/>
        <table:table-column table:style-name="co2" table:default-cell-style-name="ce13"/>
        <table:table-column table:style-name="co3" table:default-cell-style-name="ce20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3" table:default-cell-style-name="ce20"/>
        <table:table-column table:style-name="co2" table:default-cell-style-name="Default"/>
        <table:table-column table:style-name="co3" table:default-cell-style-name="ce20"/>
        <table:table-column table:style-name="co2" table:default-cell-style-name="Default"/>
        <table:table-column table:style-name="co3" table:default-cell-style-name="ce20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2 dim</text:p>
          </table:table-cell>
          <table:table-cell table:style-name="ce8" office:value-type="string">
            <text:p>python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cython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matlab imper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matlab oo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C++</text:p>
          </table:table-cell>
          <table:table-cell table:style-name="ce15" office:value-type="string">
            <text:p>err</text:p>
          </table:table-cell>
          <table:table-cell table:style-name="ce22" table:number-columns-repeated="1010"/>
          <table:table-cell table:number-columns-repeated="3"/>
        </table:table-row>
        <table:table-row table:style-name="ro2">
          <table:table-cell table:style-name="ce2"/>
          <table:table-cell table:style-name="ce9" office:value-type="float" office:value="0.246462106705">
            <text:p>0.246462</text:p>
          </table:table-cell>
          <table:table-cell table:style-name="ce16" table:formula="of:=([.B2]-[.B$14])^2" office:value-type="float" office:value="0.0000526209268673623">
            <text:p>0.000053</text:p>
          </table:table-cell>
          <table:table-cell table:style-name="ce23" office:value-type="float" office:value="0.095379114151">
            <text:p>0.095379</text:p>
          </table:table-cell>
          <table:table-cell table:style-name="ce16" table:formula="of:=([.D2]-[.D$14])^2" office:value-type="float" office:value="0.0000186107452287203">
            <text:p>0.000019</text:p>
          </table:table-cell>
          <table:table-cell table:style-name="ce23" office:value-type="float" office:value="0.071983">
            <text:p>0.071983</text:p>
          </table:table-cell>
          <table:table-cell table:style-name="ce16" table:formula="of:=([.F2]-[.F$14])^2" office:value-type="float" office:value="0.00000867361400999995">
            <text:p>0.000009</text:p>
          </table:table-cell>
          <table:table-cell table:style-name="ce23" office:value-type="float" office:value="1.353003">
            <text:p>1.353003</text:p>
          </table:table-cell>
          <table:table-cell table:style-name="ce16" table:formula="of:=([.H2]-[.H$14])^2" office:value-type="float" office:value="0.000634712442249993">
            <text:p>0.000635</text:p>
          </table:table-cell>
          <table:table-cell table:style-name="ce23" office:value-type="float" office:value="0.024907">
            <text:p>0.024907</text:p>
          </table:table-cell>
          <table:table-cell table:style-name="ce16" table:formula="of:=([.J2]-[.J$14])^2" office:value-type="float" office:value="0.00000044502241">
            <text:p>0.000000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2493019104">
            <text:p>0.249302</text:p>
          </table:table-cell>
          <table:table-cell table:style-name="ce16" table:formula="of:=([.B3]-[.B$14])^2" office:value-type="float" office:value="0.0000194853790399563">
            <text:p>0.000019</text:p>
          </table:table-cell>
          <table:table-cell table:style-name="ce23" office:value-type="float" office:value="0.0871920585632">
            <text:p>0.087192</text:p>
          </table:table-cell>
          <table:table-cell table:style-name="ce16" table:formula="of:=([.D3]-[.D$14])^2" office:value-type="float" office:value="0.0000150004256110659">
            <text:p>0.000015</text:p>
          </table:table-cell>
          <table:table-cell table:style-name="ce23" office:value-type="float" office:value="0.077027">
            <text:p>0.077027</text:p>
          </table:table-cell>
          <table:table-cell table:style-name="ce16" table:formula="of:=([.F3]-[.F$14])^2" office:value-type="float" office:value="0.00006382571881">
            <text:p>0.000064</text:p>
          </table:table-cell>
          <table:table-cell table:style-name="ce23" office:value-type="float" office:value="1.335515">
            <text:p>1.335515</text:p>
          </table:table-cell>
          <table:table-cell table:style-name="ce16" table:formula="of:=([.H3]-[.H$14])^2" office:value-type="float" office:value="0.00182171044224998">
            <text:p>0.001822</text:p>
          </table:table-cell>
          <table:table-cell table:style-name="ce23" office:value-type="float" office:value="0.026513">
            <text:p>0.026513</text:p>
          </table:table-cell>
          <table:table-cell table:style-name="ce16" table:formula="of:=([.J3]-[.J$14])^2" office:value-type="float" office:value="0.000000881533209999999">
            <text:p>0.000001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268669843674">
            <text:p>0.268670</text:p>
          </table:table-cell>
          <table:table-cell table:style-name="ce16" table:formula="of:=([.B4]-[.B$14])^2" office:value-type="float" office:value="0.000223613402359177">
            <text:p>0.000224</text:p>
          </table:table-cell>
          <table:table-cell table:style-name="ce23" office:value-type="float" office:value="0.096510887146">
            <text:p>0.096511</text:p>
          </table:table-cell>
          <table:table-cell table:style-name="ce16" table:formula="of:=([.D4]-[.D$14])^2" office:value-type="float" office:value="0.0000296566318916982">
            <text:p>0.000030</text:p>
          </table:table-cell>
          <table:table-cell table:style-name="ce23" office:value-type="float" office:value="0.069254">
            <text:p>0.069254</text:p>
          </table:table-cell>
          <table:table-cell table:style-name="ce16" table:formula="of:=([.F4]-[.F$14])^2" office:value-type="float" office:value="0.0000000466992099999986">
            <text:p>0.000000</text:p>
          </table:table-cell>
          <table:table-cell table:style-name="ce23" office:value-type="float" office:value="1.419338">
            <text:p>1.419338</text:p>
          </table:table-cell>
          <table:table-cell table:style-name="ce16" table:formula="of:=([.H4]-[.H$14])^2" office:value-type="float" office:value="0.00169262302225001">
            <text:p>0.001693</text:p>
          </table:table-cell>
          <table:table-cell table:style-name="ce23" office:value-type="float" office:value="0.026283">
            <text:p>0.026283</text:p>
          </table:table-cell>
          <table:table-cell table:style-name="ce16" table:formula="of:=([.J4]-[.J$14])^2" office:value-type="float" office:value="0.000000502539209999998">
            <text:p>0.000001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244338989258">
            <text:p>0.244339</text:p>
          </table:table-cell>
          <table:table-cell table:style-name="ce16" table:formula="of:=([.B5]-[.B$14])^2" office:value-type="float" office:value="0.0000879308627355664">
            <text:p>0.000088</text:p>
          </table:table-cell>
          <table:table-cell table:style-name="ce23" office:value-type="float" office:value="0.0877079963684">
            <text:p>0.087708</text:p>
          </table:table-cell>
          <table:table-cell table:style-name="ce16" table:formula="of:=([.D5]-[.D$14])^2" office:value-type="float" office:value="0.0000112701236782714">
            <text:p>0.000011</text:p>
          </table:table-cell>
          <table:table-cell table:style-name="ce23" office:value-type="float" office:value="0.070209">
            <text:p>0.070209</text:p>
          </table:table-cell>
          <table:table-cell table:style-name="ce16" table:formula="of:=([.F5]-[.F$14])^2" office:value-type="float" office:value="0.00000137147520999999">
            <text:p>0.000001</text:p>
          </table:table-cell>
          <table:table-cell table:style-name="ce23" office:value-type="float" office:value="1.384254">
            <text:p>1.384254</text:p>
          </table:table-cell>
          <table:table-cell table:style-name="ce16" table:formula="of:=([.H5]-[.H$14])^2" office:value-type="float" office:value="0.0000366933062500006">
            <text:p>0.000037</text:p>
          </table:table-cell>
          <table:table-cell table:style-name="ce23" office:value-type="float" office:value="0.023901">
            <text:p>0.023901</text:p>
          </table:table-cell>
          <table:table-cell table:style-name="ce16" table:formula="of:=([.J5]-[.J$14])^2" office:value-type="float" office:value="0.00000279926361">
            <text:p>0.000003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246606111526">
            <text:p>0.246606</text:p>
          </table:table-cell>
          <table:table-cell table:style-name="ce16" table:formula="of:=([.B6]-[.B$14])^2" office:value-type="float" office:value="0.0000505524341563326">
            <text:p>0.000051</text:p>
          </table:table-cell>
          <table:table-cell table:style-name="ce23" office:value-type="float" office:value="0.0910830497742">
            <text:p>0.091083</text:p>
          </table:table-cell>
          <table:table-cell table:style-name="ce16" table:formula="of:=([.D6]-[.D$14])^2" office:value-type="float" office:value="0.00000000032230730169797">
            <text:p>0.000000</text:p>
          </table:table-cell>
          <table:table-cell table:style-name="ce23" office:value-type="float" office:value="0.063388">
            <text:p>0.063388</text:p>
          </table:table-cell>
          <table:table-cell table:style-name="ce16" table:formula="of:=([.F6]-[.F$14])^2" office:value-type="float" office:value="0.00003192137001">
            <text:p>0.000032</text:p>
          </table:table-cell>
          <table:table-cell table:style-name="ce23" office:value-type="float" office:value="1.424014">
            <text:p>1.424014</text:p>
          </table:table-cell>
          <table:table-cell table:style-name="ce16" table:formula="of:=([.H6]-[.H$14])^2" office:value-type="float" office:value="0.00209924330625003">
            <text:p>0.002099</text:p>
          </table:table-cell>
          <table:table-cell table:style-name="ce23" office:value-type="float" office:value="0.024526">
            <text:p>0.024526</text:p>
          </table:table-cell>
          <table:table-cell table:style-name="ce16" table:formula="of:=([.J6]-[.J$14])^2" office:value-type="float" office:value="0.00000109851361">
            <text:p>0.000001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244695901871">
            <text:p>0.244696</text:p>
          </table:table-cell>
          <table:table-cell table:style-name="ce16" table:formula="of:=([.B7]-[.B$14])^2" office:value-type="float" office:value="0.0000813646061525212">
            <text:p>0.000081</text:p>
          </table:table-cell>
          <table:table-cell table:style-name="ce23" office:value-type="float" office:value="0.0866940021515">
            <text:p>0.086694</text:p>
          </table:table-cell>
          <table:table-cell table:style-name="ce16" table:formula="of:=([.D7]-[.D$14])^2" office:value-type="float" office:value="0.000019106468908452">
            <text:p>0.000019</text:p>
          </table:table-cell>
          <table:table-cell table:style-name="ce23" office:value-type="float" office:value="0.063648">
            <text:p>0.063648</text:p>
          </table:table-cell>
          <table:table-cell table:style-name="ce16" table:formula="of:=([.F7]-[.F$14])^2" office:value-type="float" office:value="0.00002905102201">
            <text:p>0.000029</text:p>
          </table:table-cell>
          <table:table-cell table:style-name="ce23" office:value-type="float" office:value="1.323431">
            <text:p>1.323431</text:p>
          </table:table-cell>
          <table:table-cell table:style-name="ce16" table:formula="of:=([.H7]-[.H$14])^2" office:value-type="float" office:value="0.00299925999024998">
            <text:p>0.002999</text:p>
          </table:table-cell>
          <table:table-cell table:style-name="ce23" office:value-type="float" office:value="0.023472">
            <text:p>0.023472</text:p>
          </table:table-cell>
          <table:table-cell table:style-name="ce16" table:formula="of:=([.J7]-[.J$14])^2" office:value-type="float" office:value="0.00000441882441">
            <text:p>0.000004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243955135345">
            <text:p>0.243955</text:p>
          </table:table-cell>
          <table:table-cell table:style-name="ce16" table:formula="of:=([.B8]-[.B$14])^2" office:value-type="float" office:value="0.0000952771147529605">
            <text:p>0.000095</text:p>
          </table:table-cell>
          <table:table-cell table:style-name="ce23" office:value-type="float" office:value="0.0950100421906">
            <text:p>0.095010</text:p>
          </table:table-cell>
          <table:table-cell table:style-name="ce16" table:formula="of:=([.D8]-[.D$14])^2" office:value-type="float" office:value="0.0000155625936995309">
            <text:p>0.000016</text:p>
          </table:table-cell>
          <table:table-cell table:style-name="ce23" office:value-type="float" office:value="0.062904">
            <text:p>0.062904</text:p>
          </table:table-cell>
          <table:table-cell table:style-name="ce16" table:formula="of:=([.F8]-[.F$14])^2" office:value-type="float" office:value="0.00003762472921">
            <text:p>0.000038</text:p>
          </table:table-cell>
          <table:table-cell table:style-name="ce23" office:value-type="float" office:value="1.317247">
            <text:p>1.317247</text:p>
          </table:table-cell>
          <table:table-cell table:style-name="ce16" table:formula="of:=([.H8]-[.H$14])^2" office:value-type="float" office:value="0.00371484155024997">
            <text:p>0.003715</text:p>
          </table:table-cell>
          <table:table-cell table:style-name="ce23" office:value-type="float" office:value="0.030537">
            <text:p>0.030537</text:p>
          </table:table-cell>
          <table:table-cell table:style-name="ce16" table:formula="of:=([.J8]-[.J$14])^2" office:value-type="float" office:value="0.00002463037641">
            <text:p>0.000025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274691104889">
            <text:p>0.274691</text:p>
          </table:table-cell>
          <table:table-cell table:style-name="ce16" table:formula="of:=([.B9]-[.B$14])^2" office:value-type="float" office:value="0.000439949360795708">
            <text:p>0.000440</text:p>
          </table:table-cell>
          <table:table-cell table:style-name="ce23" office:value-type="float" office:value="0.0935218334198">
            <text:p>0.093522</text:p>
          </table:table-cell>
          <table:table-cell table:style-name="ce16" table:formula="of:=([.D9]-[.D$14])^2" office:value-type="float" office:value="0.00000603555454799">
            <text:p>0.000006</text:p>
          </table:table-cell>
          <table:table-cell table:style-name="ce23" office:value-type="float" office:value="0.062819">
            <text:p>0.062819</text:p>
          </table:table-cell>
          <table:table-cell table:style-name="ce16" table:formula="of:=([.F9]-[.F$14])^2" office:value-type="float" office:value="0.00003867471721">
            <text:p>0.000039</text:p>
          </table:table-cell>
          <table:table-cell table:style-name="ce23" office:value-type="float" office:value="1.373581">
            <text:p>1.373581</text:p>
          </table:table-cell>
          <table:table-cell table:style-name="ce16" table:formula="of:=([.H9]-[.H$14])^2" office:value-type="float" office:value="0.0000213028402499989">
            <text:p>0.000021</text:p>
          </table:table-cell>
          <table:table-cell table:style-name="ce23" office:value-type="float" office:value="0.024858">
            <text:p>0.024858</text:p>
          </table:table-cell>
          <table:table-cell table:style-name="ce16" table:formula="of:=([.J9]-[.J$14])^2" office:value-type="float" office:value="0.000000512799210000001">
            <text:p>0.000001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258280038834">
            <text:p>0.258280</text:p>
          </table:table-cell>
          <table:table-cell table:style-name="ce16" table:formula="of:=([.B10]-[.B$14])^2" office:value-type="float" office:value="0.0000208292179778043">
            <text:p>0.000021</text:p>
          </table:table-cell>
          <table:table-cell table:style-name="ce23" office:value-type="float" office:value="0.086795091629">
            <text:p>0.086795</text:p>
          </table:table-cell>
          <table:table-cell table:style-name="ce16" table:formula="of:=([.D10]-[.D$14])^2" office:value-type="float" office:value="0.0000182329446315192">
            <text:p>0.000018</text:p>
          </table:table-cell>
          <table:table-cell table:style-name="ce23" office:value-type="float" office:value="0.078756">
            <text:p>0.078756</text:p>
          </table:table-cell>
          <table:table-cell table:style-name="ce16" table:formula="of:=([.F10]-[.F$14])^2" office:value-type="float" office:value="0.0000944414676099999">
            <text:p>0.000094</text:p>
          </table:table-cell>
          <table:table-cell table:style-name="ce23" office:value-type="float" office:value="1.502431">
            <text:p>1.502431</text:p>
          </table:table-cell>
          <table:table-cell table:style-name="ce16" table:formula="of:=([.H10]-[.H$14])^2" office:value-type="float" office:value="0.0154342109902501">
            <text:p>0.015434</text:p>
          </table:table-cell>
          <table:table-cell table:style-name="ce23" office:value-type="float" office:value="0.028118">
            <text:p>0.028118</text:p>
          </table:table-cell>
          <table:table-cell table:style-name="ce16" table:formula="of:=([.J10]-[.J$14])^2" office:value-type="float" office:value="0.00000647142720999999">
            <text:p>0.000006</text:p>
          </table:table-cell>
          <table:table-cell table:style-name="ce23" table:number-columns-repeated="1013"/>
        </table:table-row>
        <table:table-row table:style-name="ro2">
          <table:table-cell table:style-name="ce3"/>
          <table:table-cell table:style-name="ce10" office:value-type="float" office:value="0.260160207748">
            <text:p>0.260160</text:p>
          </table:table-cell>
          <table:table-cell table:style-name="ce17" table:formula="of:=([.B11]-[.B$14])^2" office:value-type="float" office:value="0.0000415260732593121">
            <text:p>0.000042</text:p>
          </table:table-cell>
          <table:table-cell table:style-name="ce24" office:value-type="float" office:value="0.090756893158">
            <text:p>0.090757</text:p>
          </table:table-cell>
          <table:table-cell table:style-name="ce17" table:formula="of:=([.D11]-[.D$14])^2" office:value-type="float" office:value="0.0000000949895189492627">
            <text:p>0.000000</text:p>
          </table:table-cell>
          <table:table-cell table:style-name="ce24" office:value-type="float" office:value="0.070391">
            <text:p>0.070391</text:p>
          </table:table-cell>
          <table:table-cell table:style-name="ce17" table:formula="of:=([.F11]-[.F$14])^2" office:value-type="float" office:value="0.00000183087960999999">
            <text:p>0.000002</text:p>
          </table:table-cell>
          <table:table-cell table:style-name="ce24" office:value-type="float" office:value="1.349151">
            <text:p>1.349151</text:p>
          </table:table-cell>
          <table:table-cell table:style-name="ce17" table:formula="of:=([.H11]-[.H$14])^2" office:value-type="float" office:value="0.00084364107024999">
            <text:p>0.000844</text:p>
          </table:table-cell>
          <table:table-cell table:style-name="ce24" office:value-type="float" office:value="0.022626">
            <text:p>0.022626</text:p>
          </table:table-cell>
          <table:table-cell table:style-name="ce17" table:formula="of:=([.J11]-[.J$14])^2" office:value-type="float" office:value="0.00000869129360999999">
            <text:p>0.000009</text:p>
          </table:table-cell>
          <table:table-cell table:style-name="ce24" table:number-columns-repeated="1010"/>
          <table:table-cell table:style-name="ce23" table:number-columns-repeated="3"/>
        </table:table-row>
        <table:table-row table:style-name="ro2">
          <table:table-cell table:style-name="ce2" office:value-type="string">
            <text:p>sum</text:p>
          </table:table-cell>
          <table:table-cell table:style-name="ce9" table:formula="of:=SUM([.B2:.B11])" office:value-type="float" office:value="2.53716135025">
            <text:p>2.537161</text:p>
          </table:table-cell>
          <table:table-cell table:style-name="ce16" table:formula="of:=SUM([.C2:.C11])" office:value-type="float" office:value="0.0011131493780967">
            <text:p>0.001113</text:p>
          </table:table-cell>
          <table:table-cell table:style-name="ce23" table:formula="of:=SUM([.D2:.D11])" office:value-type="float" office:value="0.9106509685517">
            <text:p>0.910651</text:p>
          </table:table-cell>
          <table:table-cell table:style-name="ce16" table:formula="of:=SUM([.E2:.E11])" office:value-type="float" office:value="0.000133570800023499">
            <text:p>0.000134</text:p>
          </table:table-cell>
          <table:table-cell table:style-name="ce23" table:formula="of:=SUM([.F2:.F11])" office:value-type="float" office:value="0.690379">
            <text:p>0.690379</text:p>
          </table:table-cell>
          <table:table-cell table:style-name="ce16" table:formula="of:=SUM([.G2:.G11])" office:value-type="float" office:value="0.0003074616929">
            <text:p>0.000307</text:p>
          </table:table-cell>
          <table:table-cell table:style-name="ce23" table:formula="of:=SUM([.H2:.H11])" office:value-type="float" office:value="13.781965">
            <text:p>13.781965</text:p>
          </table:table-cell>
          <table:table-cell table:style-name="ce16" table:formula="of:=SUM([.I2:.I11])" office:value-type="float" office:value="0.0292982389605">
            <text:p>0.029298</text:p>
          </table:table-cell>
          <table:table-cell table:style-name="ce23" table:formula="of:=SUM([.J2:.J11])" office:value-type="float" office:value="0.255741">
            <text:p>0.255741</text:p>
          </table:table-cell>
          <table:table-cell table:style-name="ce16" table:formula="of:=SUM([.K2:.K11])" office:value-type="float" office:value="0.0000504515929">
            <text:p>0.000050</text:p>
          </table:table-cell>
          <table:table-cell table:style-name="ce23" table:number-columns-repeated="1013"/>
        </table:table-row>
        <table:table-row table:style-name="ro2">
          <table:table-cell table:style-name="ce2" office:value-type="string">
            <text:p>count</text:p>
          </table:table-cell>
          <table:table-cell table:style-name="ce9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table:number-columns-repeated="1013"/>
        </table:table-row>
        <table:table-row table:style-name="ro2">
          <table:table-cell table:style-name="ce4" office:value-type="string">
            <text:p>mean</text:p>
          </table:table-cell>
          <table:table-cell table:style-name="ce11" table:formula="of:=[.B12]/[.B13]" office:value-type="float" office:value="0.253716135025">
            <text:p>0.253716</text:p>
          </table:table-cell>
          <table:table-cell table:style-name="ce18"/>
          <table:table-cell table:style-name="ce25" table:formula="of:=[.D12]/[.D13]" office:value-type="float" office:value="0.09106509685517">
            <text:p>0.091065</text:p>
          </table:table-cell>
          <table:table-cell table:style-name="ce18"/>
          <table:table-cell table:style-name="ce25" table:formula="of:=[.F12]/[.F13]" office:value-type="float" office:value="0.0690379">
            <text:p>0.069038</text:p>
          </table:table-cell>
          <table:table-cell table:style-name="ce18"/>
          <table:table-cell table:style-name="ce25" table:formula="of:=[.H12]/[.H13]" office:value-type="float" office:value="1.3781965">
            <text:p>1.378197</text:p>
          </table:table-cell>
          <table:table-cell table:style-name="ce18"/>
          <table:table-cell table:style-name="ce25" table:formula="of:=[.J12]/[.J13]" office:value-type="float" office:value="0.0255741">
            <text:p>0.025574</text:p>
          </table:table-cell>
          <table:table-cell table:style-name="ce18"/>
          <table:table-cell table:style-name="ce25" table:number-columns-repeated="1013"/>
        </table:table-row>
        <table:table-row table:style-name="ro1">
          <table:table-cell table:style-name="ce2" office:value-type="string">
            <text:p>sample std dev</text:p>
          </table:table-cell>
          <table:table-cell table:style-name="ce9"/>
          <table:table-cell table:style-name="ce16" table:formula="of:=SQRT([.C12]/[.C13])" office:value-type="float" office:value="0.0111212977764723">
            <text:p>0.011121</text:p>
          </table:table-cell>
          <table:table-cell table:style-name="ce23"/>
          <table:table-cell table:style-name="ce16" table:formula="of:=SQRT([.E12]/[.E13])" office:value-type="float" office:value="0.00385242780628151">
            <text:p>0.003852</text:p>
          </table:table-cell>
          <table:table-cell table:style-name="ce23"/>
          <table:table-cell table:style-name="ce16" table:formula="of:=SQRT([.G12]/[.G13])" office:value-type="float" office:value="0.00584486187366495">
            <text:p>0.005845</text:p>
          </table:table-cell>
          <table:table-cell table:style-name="ce23"/>
          <table:table-cell table:style-name="ce16" table:formula="of:=SQRT([.I12]/[.I13])" office:value-type="float" office:value="0.0570557611858785">
            <text:p>0.057056</text:p>
          </table:table-cell>
          <table:table-cell table:style-name="ce23"/>
          <table:table-cell table:style-name="ce16" table:formula="of:=SQRT([.K12]/[.K13])" office:value-type="float" office:value="0.00236764282450805">
            <text:p>0.002368</text:p>
          </table:table-cell>
          <table:table-cell table:style-name="ce23" table:number-columns-repeated="1013"/>
        </table:table-row>
        <table:table-row table:style-name="ro1">
          <table:table-cell table:style-name="ce5" office:value-type="string">
            <text:p>relative std dev</text:p>
          </table:table-cell>
          <table:table-cell table:style-name="ce12"/>
          <table:table-cell table:style-name="ce19" table:formula="of:=[.C15]/[.B14]" office:value-type="percentage" office:value="0.0438336244377064">
            <text:p>4.38%</text:p>
          </table:table-cell>
          <table:table-cell table:style-name="ce26"/>
          <table:table-cell table:style-name="ce19" table:formula="of:=[.E15]/[.D14]" office:value-type="percentage" office:value="0.0423041092506431">
            <text:p>4.23%</text:p>
          </table:table-cell>
          <table:table-cell table:style-name="ce26"/>
          <table:table-cell table:style-name="ce19" table:formula="of:=[.G15]/[.F14]" office:value-type="percentage" office:value="0.0846616405433096">
            <text:p>8.47%</text:p>
          </table:table-cell>
          <table:table-cell table:style-name="ce26"/>
          <table:table-cell table:style-name="ce19" table:formula="of:=[.I15]/[.H14]" office:value-type="percentage" office:value="0.0413988579900461">
            <text:p>4.14%</text:p>
          </table:table-cell>
          <table:table-cell table:style-name="ce26"/>
          <table:table-cell table:style-name="ce19" table:formula="of:=[.K15]/[.J14]" office:value-type="percentage" office:value="0.0925797124633143">
            <text:p>9.26%</text:p>
          </table:table-cell>
          <table:table-cell table:style-name="ce26" table:number-columns-repeated="1010"/>
          <table:table-cell table:style-name="ce28" table:number-columns-repeated="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speedup</text:p>
          </table:table-cell>
          <table:table-cell table:style-name="ce14" table:formula="of:=[.$D14]/[.B14]" office:value-type="float" office:value="0.358925130426557">
            <text:p>0.4</text:p>
          </table:table-cell>
          <table:table-cell table:style-name="ce21"/>
          <table:table-cell table:style-name="ce14" table:formula="of:=[.$D14]/[.D14]" office:value-type="float" office:value="1">
            <text:p>1.0</text:p>
          </table:table-cell>
          <table:table-cell table:style-name="ce21"/>
          <table:table-cell table:style-name="ce14" table:formula="of:=[.$D14]/[.F14]" office:value-type="float" office:value="1.31905948551694">
            <text:p>1.3</text:p>
          </table:table-cell>
          <table:table-cell table:style-name="ce21"/>
          <table:table-cell table:style-name="ce14" table:formula="of:=[.$D14]/[.H14]" office:value-type="float" office:value="0.0660755537074503">
            <text:p>0.1</text:p>
          </table:table-cell>
          <table:table-cell table:style-name="ce21"/>
          <table:table-cell table:style-name="ce14" table:formula="of:=[.$D14]/[.J14]" office:value-type="float" office:value="3.56083290732303">
            <text:p>3.6</text:p>
          </table:table-cell>
          <table:table-cell table:style-name="ce21"/>
          <table:table-cell table:style-name="ce27"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" table:style-name="ta1" table:print="false">
        <table:table-column table:style-name="co1" table:default-cell-style-name="ce6"/>
        <table:table-column table:style-name="co2" table:default-cell-style-name="ce13"/>
        <table:table-column table:style-name="co3" table:default-cell-style-name="ce20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3" table:default-cell-style-name="ce20"/>
        <table:table-column table:style-name="co2" table:default-cell-style-name="Default"/>
        <table:table-column table:style-name="co3" table:default-cell-style-name="ce20"/>
        <table:table-column table:style-name="co2" table:default-cell-style-name="Default"/>
        <table:table-column table:style-name="co3" table:default-cell-style-name="ce20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30 dim</text:p>
          </table:table-cell>
          <table:table-cell table:style-name="ce8" office:value-type="string">
            <text:p>python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cython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matlab imper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matlab oo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C++</text:p>
          </table:table-cell>
          <table:table-cell table:style-name="ce15" office:value-type="string">
            <text:p>err</text:p>
          </table:table-cell>
          <table:table-cell table:style-name="ce22" table:number-columns-repeated="1010"/>
          <table:table-cell table:number-columns-repeated="3"/>
        </table:table-row>
        <table:table-row table:style-name="ro2">
          <table:table-cell table:style-name="ce2"/>
          <table:table-cell table:style-name="ce9" office:value-type="float" office:value="0.675849914551">
            <text:p>0.675850</text:p>
          </table:table-cell>
          <table:table-cell table:style-name="ce16" table:formula="of:=([.B2]-[.B$14])^2" office:value-type="float" office:value="0.000179037240012723">
            <text:p>0.000179</text:p>
          </table:table-cell>
          <table:table-cell table:style-name="ce23" office:value-type="float" office:value="0.511182069778">
            <text:p>0.511182</text:p>
          </table:table-cell>
          <table:table-cell table:style-name="ce16" table:formula="of:=([.D2]-[.D$14])^2" office:value-type="float" office:value="0.000566203571752199">
            <text:p>0.000566</text:p>
          </table:table-cell>
          <table:table-cell table:style-name="ce23" office:value-type="float" office:value="0.459079">
            <text:p>0.459079</text:p>
          </table:table-cell>
          <table:table-cell table:style-name="ce16" table:formula="of:=([.F2]-[.F$14])^2" office:value-type="float" office:value="0.00121313586601">
            <text:p>0.001213</text:p>
          </table:table-cell>
          <table:table-cell table:style-name="ce23" office:value-type="float" office:value="1.79131">
            <text:p>1.791310</text:p>
          </table:table-cell>
          <table:table-cell table:style-name="ce16" table:formula="of:=([.H2]-[.H$14])^2" office:value-type="float" office:value="0.000119771136000001">
            <text:p>0.000120</text:p>
          </table:table-cell>
          <table:table-cell table:style-name="ce23" office:value-type="float" office:value="0.500141">
            <text:p>0.500141</text:p>
          </table:table-cell>
          <table:table-cell table:style-name="ce16" table:formula="of:=([.J2]-[.J$14])^2" office:value-type="float" office:value="0.000338571040090001">
            <text:p>0.000339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688468933105">
            <text:p>0.688469</text:p>
          </table:table-cell>
          <table:table-cell table:style-name="ce16" table:formula="of:=([.B3]-[.B$14])^2" office:value-type="float" office:value="0.000000579823248196516">
            <text:p>0.000001</text:p>
          </table:table-cell>
          <table:table-cell table:style-name="ce23" office:value-type="float" office:value="0.510687828064">
            <text:p>0.510688</text:p>
          </table:table-cell>
          <table:table-cell table:style-name="ce16" table:formula="of:=([.D3]-[.D$14])^2" office:value-type="float" office:value="0.000589968841920606">
            <text:p>0.000590</text:p>
          </table:table-cell>
          <table:table-cell table:style-name="ce23" office:value-type="float" office:value="0.38599">
            <text:p>0.385990</text:p>
          </table:table-cell>
          <table:table-cell table:style-name="ce16" table:formula="of:=([.F3]-[.F$14])^2" office:value-type="float" office:value="0.00146374342920999">
            <text:p>0.001464</text:p>
          </table:table-cell>
          <table:table-cell table:style-name="ce23" office:value-type="float" office:value="1.755816">
            <text:p>1.755816</text:p>
          </table:table-cell>
          <table:table-cell table:style-name="ce16" table:formula="of:=([.H3]-[.H$14])^2" office:value-type="float" office:value="0.000602702500000015">
            <text:p>0.000603</text:p>
          </table:table-cell>
          <table:table-cell table:style-name="ce23" office:value-type="float" office:value="0.520964">
            <text:p>0.520964</text:p>
          </table:table-cell>
          <table:table-cell table:style-name="ce16" table:formula="of:=([.J3]-[.J$14])^2" office:value-type="float" office:value="0.00000586947529">
            <text:p>0.000006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679493904114">
            <text:p>0.679494</text:p>
          </table:table-cell>
          <table:table-cell table:style-name="ce16" table:formula="of:=([.B4]-[.B$14])^2" office:value-type="float" office:value="0.00009479924237861">
            <text:p>0.000095</text:p>
          </table:table-cell>
          <table:table-cell table:style-name="ce23" office:value-type="float" office:value="0.518685102463">
            <text:p>0.518685</text:p>
          </table:table-cell>
          <table:table-cell table:style-name="ce16" table:formula="of:=([.D4]-[.D$14])^2" office:value-type="float" office:value="0.000265429258024091">
            <text:p>0.000265</text:p>
          </table:table-cell>
          <table:table-cell table:style-name="ce23" office:value-type="float" office:value="0.425618">
            <text:p>0.425618</text:p>
          </table:table-cell>
          <table:table-cell table:style-name="ce16" table:formula="of:=([.F4]-[.F$14])^2" office:value-type="float" office:value="0.00000187443481000003">
            <text:p>0.000002</text:p>
          </table:table-cell>
          <table:table-cell table:style-name="ce23" office:value-type="float" office:value="1.764192">
            <text:p>1.764192</text:p>
          </table:table-cell>
          <table:table-cell table:style-name="ce16" table:formula="of:=([.H4]-[.H$14])^2" office:value-type="float" office:value="0.000261598276000004">
            <text:p>0.000262</text:p>
          </table:table-cell>
          <table:table-cell table:style-name="ce23" office:value-type="float" office:value="0.504248">
            <text:p>0.504248</text:p>
          </table:table-cell>
          <table:table-cell table:style-name="ce16" table:formula="of:=([.J4]-[.J$14])^2" office:value-type="float" office:value="0.000204298424889999">
            <text:p>0.000204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671465158463">
            <text:p>0.671465</text:p>
          </table:table-cell>
          <table:table-cell table:style-name="ce16" table:formula="of:=([.B5]-[.B$14])^2" office:value-type="float" office:value="0.000315603606600416">
            <text:p>0.000316</text:p>
          </table:table-cell>
          <table:table-cell table:style-name="ce23" office:value-type="float" office:value="0.512948989868">
            <text:p>0.512949</text:p>
          </table:table-cell>
          <table:table-cell table:style-name="ce16" table:formula="of:=([.D5]-[.D$14])^2" office:value-type="float" office:value="0.000485237736418084">
            <text:p>0.000485</text:p>
          </table:table-cell>
          <table:table-cell table:style-name="ce23" office:value-type="float" office:value="0.417599">
            <text:p>0.417599</text:p>
          </table:table-cell>
          <table:table-cell table:style-name="ce16" table:formula="of:=([.F5]-[.F$14])^2" office:value-type="float" office:value="0.0000442211700099998">
            <text:p>0.000044</text:p>
          </table:table-cell>
          <table:table-cell table:style-name="ce23" office:value-type="float" office:value="1.754509">
            <text:p>1.754509</text:p>
          </table:table-cell>
          <table:table-cell table:style-name="ce16" table:formula="of:=([.H5]-[.H$14])^2" office:value-type="float" office:value="0.000668584449000001">
            <text:p>0.000669</text:p>
          </table:table-cell>
          <table:table-cell table:style-name="ce23" office:value-type="float" office:value="0.552115">
            <text:p>0.552115</text:p>
          </table:table-cell>
          <table:table-cell table:style-name="ce16" table:formula="of:=([.J5]-[.J$14])^2" office:value-type="float" office:value="0.00112719333169">
            <text:p>0.001127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680521011353">
            <text:p>0.680521</text:p>
          </table:table-cell>
          <table:table-cell table:style-name="ce16" table:formula="of:=([.B6]-[.B$14])^2" office:value-type="float" office:value="0.0000758533524235871">
            <text:p>0.000076</text:p>
          </table:table-cell>
          <table:table-cell table:style-name="ce23" office:value-type="float" office:value="0.541949987411">
            <text:p>0.541950</text:p>
          </table:table-cell>
          <table:table-cell table:style-name="ce16" table:formula="of:=([.D6]-[.D$14])^2" office:value-type="float" office:value="0.0000486211270556998">
            <text:p>0.000049</text:p>
          </table:table-cell>
          <table:table-cell table:style-name="ce23" office:value-type="float" office:value="0.445008">
            <text:p>0.445008</text:p>
          </table:table-cell>
          <table:table-cell table:style-name="ce16" table:formula="of:=([.F6]-[.F$14])^2" office:value-type="float" office:value="0.000430940232809999">
            <text:p>0.000431</text:p>
          </table:table-cell>
          <table:table-cell table:style-name="ce23" office:value-type="float" office:value="1.853825">
            <text:p>1.853825</text:p>
          </table:table-cell>
          <table:table-cell table:style-name="ce16" table:formula="of:=([.H6]-[.H$14])^2" office:value-type="float" office:value="0.00539622468099999">
            <text:p>0.005396</text:p>
          </table:table-cell>
          <table:table-cell table:style-name="ce23" office:value-type="float" office:value="0.486407">
            <text:p>0.486407</text:p>
          </table:table-cell>
          <table:table-cell table:style-name="ce16" table:formula="of:=([.J6]-[.J$14])^2" office:value-type="float" office:value="0.00103261323649">
            <text:p>0.001033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689363002777">
            <text:p>0.689363</text:p>
          </table:table-cell>
          <table:table-cell table:style-name="ce16" table:formula="of:=([.B7]-[.B$14])^2" office:value-type="float" office:value="0.0000000175849913309697">
            <text:p>0.000000</text:p>
          </table:table-cell>
          <table:table-cell table:style-name="ce23" office:value-type="float" office:value="0.558674097061">
            <text:p>0.558674</text:p>
          </table:table-cell>
          <table:table-cell table:style-name="ce16" table:formula="of:=([.D7]-[.D$14])^2" office:value-type="float" office:value="0.000561547561669703">
            <text:p>0.000562</text:p>
          </table:table-cell>
          <table:table-cell table:style-name="ce23" office:value-type="float" office:value="0.401691">
            <text:p>0.401691</text:p>
          </table:table-cell>
          <table:table-cell table:style-name="ce16" table:formula="of:=([.F7]-[.F$14])^2" office:value-type="float" office:value="0.000508858852410001">
            <text:p>0.000509</text:p>
          </table:table-cell>
          <table:table-cell table:style-name="ce23" office:value-type="float" office:value="1.863537">
            <text:p>1.863537</text:p>
          </table:table-cell>
          <table:table-cell table:style-name="ce16" table:formula="of:=([.H7]-[.H$14])^2" office:value-type="float" office:value="0.00691741524099998">
            <text:p>0.006917</text:p>
          </table:table-cell>
          <table:table-cell table:style-name="ce23" office:value-type="float" office:value="0.579151">
            <text:p>0.579151</text:p>
          </table:table-cell>
          <table:table-cell table:style-name="ce16" table:formula="of:=([.J7]-[.J$14])^2" office:value-type="float" office:value="0.00367353573409">
            <text:p>0.003674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69052696228">
            <text:p>0.690527</text:p>
          </table:table-cell>
          <table:table-cell table:style-name="ce16" table:formula="of:=([.B8]-[.B$14])^2" office:value-type="float" office:value="0.0000016810883620969">
            <text:p>0.000002</text:p>
          </table:table-cell>
          <table:table-cell table:style-name="ce23" office:value-type="float" office:value="0.589262008667">
            <text:p>0.589262</text:p>
          </table:table-cell>
          <table:table-cell table:style-name="ce16" table:formula="of:=([.D8]-[.D$14])^2" office:value-type="float" office:value="0.00294685106148878">
            <text:p>0.002947</text:p>
          </table:table-cell>
          <table:table-cell table:style-name="ce23" office:value-type="float" office:value="0.435518">
            <text:p>0.435518</text:p>
          </table:table-cell>
          <table:table-cell table:style-name="ce16" table:formula="of:=([.F8]-[.F$14])^2" office:value-type="float" office:value="0.000126992614809999">
            <text:p>0.000127</text:p>
          </table:table-cell>
          <table:table-cell table:style-name="ce23" office:value-type="float" office:value="1.772984">
            <text:p>1.772984</text:p>
          </table:table-cell>
          <table:table-cell table:style-name="ce16" table:formula="of:=([.H8]-[.H$14])^2" office:value-type="float" office:value="0.000054493924">
            <text:p>0.000054</text:p>
          </table:table-cell>
          <table:table-cell table:style-name="ce23" office:value-type="float" office:value="0.483598">
            <text:p>0.483598</text:p>
          </table:table-cell>
          <table:table-cell table:style-name="ce16" table:formula="of:=([.J8]-[.J$14])^2" office:value-type="float" office:value="0.00122103421489">
            <text:p>0.001221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684376955032">
            <text:p>0.684377</text:p>
          </table:table-cell>
          <table:table-cell table:style-name="ce16" table:formula="of:=([.B9]-[.B$14])^2" office:value-type="float" office:value="0.0000235558733445518">
            <text:p>0.000024</text:p>
          </table:table-cell>
          <table:table-cell table:style-name="ce23" office:value-type="float" office:value="0.566255092621">
            <text:p>0.566255</text:p>
          </table:table-cell>
          <table:table-cell table:style-name="ce16" table:formula="of:=([.D9]-[.D$14])^2" office:value-type="float" office:value="0.000978312679796712">
            <text:p>0.000978</text:p>
          </table:table-cell>
          <table:table-cell table:style-name="ce23" office:value-type="float" office:value="0.397572">
            <text:p>0.397572</text:p>
          </table:table-cell>
          <table:table-cell table:style-name="ce16" table:formula="of:=([.F9]-[.F$14])^2" office:value-type="float" office:value="0.00071165699361">
            <text:p>0.000712</text:p>
          </table:table-cell>
          <table:table-cell table:style-name="ce23" office:value-type="float" office:value="1.710642">
            <text:p>1.710642</text:p>
          </table:table-cell>
          <table:table-cell table:style-name="ce16" table:formula="of:=([.H9]-[.H$14])^2" office:value-type="float" office:value="0.00486143617600002">
            <text:p>0.004861</text:p>
          </table:table-cell>
          <table:table-cell table:style-name="ce23" office:value-type="float" office:value="0.520577">
            <text:p>0.520577</text:p>
          </table:table-cell>
          <table:table-cell table:style-name="ce16" table:formula="of:=([.J9]-[.J$14])^2" office:value-type="float" office:value="0.00000414407448999989">
            <text:p>0.000004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0.686398983002">
            <text:p>0.686399</text:p>
          </table:table-cell>
          <table:table-cell table:style-name="ce16" table:formula="of:=([.B10]-[.B$14])^2" office:value-type="float" office:value="0.00000801689029803193">
            <text:p>0.000008</text:p>
          </table:table-cell>
          <table:table-cell table:style-name="ce23" office:value-type="float" office:value="0.539139032364">
            <text:p>0.539139</text:p>
          </table:table-cell>
          <table:table-cell table:style-name="ce16" table:formula="of:=([.D10]-[.D$14])^2" office:value-type="float" office:value="0.000017321662027434">
            <text:p>0.000017</text:p>
          </table:table-cell>
          <table:table-cell table:style-name="ce23" office:value-type="float" office:value="0.418347">
            <text:p>0.418347</text:p>
          </table:table-cell>
          <table:table-cell table:style-name="ce16" table:formula="of:=([.F10]-[.F$14])^2" office:value-type="float" office:value="0.0000348324236100002">
            <text:p>0.000035</text:p>
          </table:table-cell>
          <table:table-cell table:style-name="ce23" office:value-type="float" office:value="1.746707">
            <text:p>1.746707</text:p>
          </table:table-cell>
          <table:table-cell table:style-name="ce16" table:formula="of:=([.H10]-[.H$14])^2" office:value-type="float" office:value="0.00113292828100001">
            <text:p>0.001133</text:p>
          </table:table-cell>
          <table:table-cell table:style-name="ce23" office:value-type="float" office:value="0.530237">
            <text:p>0.530237</text:p>
          </table:table-cell>
          <table:table-cell table:style-name="ce16" table:formula="of:=([.J10]-[.J$14])^2" office:value-type="float" office:value="0.000136789398489999">
            <text:p>0.000137</text:p>
          </table:table-cell>
          <table:table-cell table:style-name="ce23" table:number-columns-repeated="1013"/>
        </table:table-row>
        <table:table-row table:style-name="ro2">
          <table:table-cell table:style-name="ce3"/>
          <table:table-cell table:style-name="ce10" office:value-type="float" office:value="0.745839118958">
            <text:p>0.745839</text:p>
          </table:table-cell>
          <table:table-cell table:style-name="ce17" table:formula="of:=([.B11]-[.B$14])^2" office:value-type="float" office:value="0.00320454770021594">
            <text:p>0.003205</text:p>
          </table:table-cell>
          <table:table-cell table:style-name="ce24" office:value-type="float" office:value="0.500986814499">
            <text:p>0.500987</text:p>
          </table:table-cell>
          <table:table-cell table:style-name="ce17" table:formula="of:=([.D11]-[.D$14])^2" office:value-type="float" office:value="0.001155339663408">
            <text:p>0.001155</text:p>
          </table:table-cell>
          <table:table-cell table:style-name="ce24" office:value-type="float" office:value="0.456067">
            <text:p>0.456067</text:p>
          </table:table-cell>
          <table:table-cell table:style-name="ce17" table:formula="of:=([.F11]-[.F$14])^2" office:value-type="float" office:value="0.00101239148761">
            <text:p>0.001012</text:p>
          </table:table-cell>
          <table:table-cell table:style-name="ce24" office:value-type="float" office:value="1.790138">
            <text:p>1.790138</text:p>
          </table:table-cell>
          <table:table-cell table:style-name="ce17" table:formula="of:=([.H11]-[.H$14])^2" office:value-type="float" office:value="0.0000954919839999979">
            <text:p>0.000095</text:p>
          </table:table-cell>
          <table:table-cell table:style-name="ce24" office:value-type="float" office:value="0.507975">
            <text:p>0.507975</text:p>
          </table:table-cell>
          <table:table-cell table:style-name="ce17" table:formula="of:=([.J11]-[.J$14])^2" office:value-type="float" office:value="0.000111646695690001">
            <text:p>0.000112</text:p>
          </table:table-cell>
          <table:table-cell table:style-name="ce24" table:number-columns-repeated="1010"/>
          <table:table-cell table:style-name="ce23" table:number-columns-repeated="3"/>
        </table:table-row>
        <table:table-row table:style-name="ro2">
          <table:table-cell table:style-name="ce2" office:value-type="string">
            <text:p>sum</text:p>
          </table:table-cell>
          <table:table-cell table:style-name="ce9" table:formula="of:=SUM([.B2:.B11])" office:value-type="float" office:value="6.892303943635">
            <text:p>6.892304</text:p>
          </table:table-cell>
          <table:table-cell table:style-name="ce16" table:formula="of:=SUM([.C2:.C11])" office:value-type="float" office:value="0.00390369240187549">
            <text:p>0.003904</text:p>
          </table:table-cell>
          <table:table-cell table:style-name="ce23" table:formula="of:=SUM([.D2:.D11])" office:value-type="float" office:value="5.349771022796">
            <text:p>5.349771</text:p>
          </table:table-cell>
          <table:table-cell table:style-name="ce16" table:formula="of:=SUM([.E2:.E11])" office:value-type="float" office:value="0.00761483316356132">
            <text:p>0.007615</text:p>
          </table:table-cell>
          <table:table-cell table:style-name="ce23" table:formula="of:=SUM([.F2:.F11])" office:value-type="float" office:value="4.242489">
            <text:p>4.242489</text:p>
          </table:table-cell>
          <table:table-cell table:style-name="ce16" table:formula="of:=SUM([.G2:.G11])" office:value-type="float" office:value="0.00554864750489999">
            <text:p>0.005549</text:p>
          </table:table-cell>
          <table:table-cell table:style-name="ce23" table:formula="of:=SUM([.H2:.H11])" office:value-type="float" office:value="17.80366">
            <text:p>17.803660</text:p>
          </table:table-cell>
          <table:table-cell table:style-name="ce16" table:formula="of:=SUM([.I2:.I11])" office:value-type="float" office:value="0.020110646648">
            <text:p>0.020111</text:p>
          </table:table-cell>
          <table:table-cell table:style-name="ce23" table:formula="of:=SUM([.J2:.J11])" office:value-type="float" office:value="5.185413">
            <text:p>5.185413</text:p>
          </table:table-cell>
          <table:table-cell table:style-name="ce16" table:formula="of:=SUM([.K2:.K11])" office:value-type="float" office:value="0.0078556956261">
            <text:p>0.007856</text:p>
          </table:table-cell>
          <table:table-cell table:style-name="ce23" table:number-columns-repeated="1013"/>
        </table:table-row>
        <table:table-row table:style-name="ro2">
          <table:table-cell table:style-name="ce2" office:value-type="string">
            <text:p>count</text:p>
          </table:table-cell>
          <table:table-cell table:style-name="ce9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table:number-columns-repeated="1013"/>
        </table:table-row>
        <table:table-row table:style-name="ro2">
          <table:table-cell table:style-name="ce4" office:value-type="string">
            <text:p>mean</text:p>
          </table:table-cell>
          <table:table-cell table:style-name="ce11" table:formula="of:=[.B12]/[.B13]" office:value-type="float" office:value="0.6892303943635">
            <text:p>0.689230</text:p>
          </table:table-cell>
          <table:table-cell table:style-name="ce18"/>
          <table:table-cell table:style-name="ce25" table:formula="of:=[.D12]/[.D13]" office:value-type="float" office:value="0.5349771022796">
            <text:p>0.534977</text:p>
          </table:table-cell>
          <table:table-cell table:style-name="ce18"/>
          <table:table-cell table:style-name="ce25" table:formula="of:=[.F12]/[.F13]" office:value-type="float" office:value="0.4242489">
            <text:p>0.424249</text:p>
          </table:table-cell>
          <table:table-cell table:style-name="ce18"/>
          <table:table-cell table:style-name="ce25" table:formula="of:=[.H12]/[.H13]" office:value-type="float" office:value="1.780366">
            <text:p>1.780366</text:p>
          </table:table-cell>
          <table:table-cell table:style-name="ce18"/>
          <table:table-cell table:style-name="ce25" table:formula="of:=[.J12]/[.J13]" office:value-type="float" office:value="0.5185413">
            <text:p>0.518541</text:p>
          </table:table-cell>
          <table:table-cell table:style-name="ce18"/>
          <table:table-cell table:style-name="ce25" table:number-columns-repeated="1013"/>
        </table:table-row>
        <table:table-row table:style-name="ro1">
          <table:table-cell table:style-name="ce2" office:value-type="string">
            <text:p>sample std dev</text:p>
          </table:table-cell>
          <table:table-cell table:style-name="ce9"/>
          <table:table-cell table:style-name="ce16" table:formula="of:=SQRT([.C12]/[.C13])" office:value-type="float" office:value="0.0208265119549191">
            <text:p>0.020827</text:p>
          </table:table-cell>
          <table:table-cell table:style-name="ce23"/>
          <table:table-cell table:style-name="ce16" table:formula="of:=SQRT([.E12]/[.E13])" office:value-type="float" office:value="0.0290876704761491">
            <text:p>0.029088</text:p>
          </table:table-cell>
          <table:table-cell table:style-name="ce23"/>
          <table:table-cell table:style-name="ce16" table:formula="of:=SQRT([.G12]/[.G13])" office:value-type="float" office:value="0.0248297480743026">
            <text:p>0.024830</text:p>
          </table:table-cell>
          <table:table-cell table:style-name="ce23"/>
          <table:table-cell table:style-name="ce16" table:formula="of:=SQRT([.I12]/[.I13])" office:value-type="float" office:value="0.0472706705497418">
            <text:p>0.047271</text:p>
          </table:table-cell>
          <table:table-cell table:style-name="ce23"/>
          <table:table-cell table:style-name="ce16" table:formula="of:=SQRT([.K12]/[.K13])" office:value-type="float" office:value="0.0295441207275943">
            <text:p>0.029544</text:p>
          </table:table-cell>
          <table:table-cell table:style-name="ce23" table:number-columns-repeated="1013"/>
        </table:table-row>
        <table:table-row table:style-name="ro1">
          <table:table-cell table:style-name="ce5" office:value-type="string">
            <text:p>relative std dev</text:p>
          </table:table-cell>
          <table:table-cell table:style-name="ce12"/>
          <table:table-cell table:style-name="ce19" table:formula="of:=[.C15]/[.B14]" office:value-type="percentage" office:value="0.0302170538694136">
            <text:p>3.02%</text:p>
          </table:table-cell>
          <table:table-cell table:style-name="ce26"/>
          <table:table-cell table:style-name="ce19" table:formula="of:=[.E15]/[.D14]" office:value-type="percentage" office:value="0.054371804610334">
            <text:p>5.44%</text:p>
          </table:table-cell>
          <table:table-cell table:style-name="ce26"/>
          <table:table-cell table:style-name="ce19" table:formula="of:=[.G15]/[.F14]" office:value-type="percentage" office:value="0.0585263699547661">
            <text:p>5.85%</text:p>
          </table:table-cell>
          <table:table-cell table:style-name="ce26"/>
          <table:table-cell table:style-name="ce19" table:formula="of:=[.I15]/[.H14]" office:value-type="percentage" office:value="0.0265510971057309">
            <text:p>2.66%</text:p>
          </table:table-cell>
          <table:table-cell table:style-name="ce26"/>
          <table:table-cell table:style-name="ce19" table:formula="of:=[.K15]/[.J14]" office:value-type="percentage" office:value="0.0569754438606805">
            <text:p>5.70%</text:p>
          </table:table-cell>
          <table:table-cell table:style-name="ce26" table:number-columns-repeated="1010"/>
          <table:table-cell table:style-name="ce28" table:number-columns-repeated="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speedup</text:p>
          </table:table-cell>
          <table:table-cell table:style-name="ce14" table:formula="of:=[.$D14]/[.B14]" office:value-type="float" office:value="0.776194878598829">
            <text:p>0.8</text:p>
          </table:table-cell>
          <table:table-cell table:style-name="ce21"/>
          <table:table-cell table:style-name="ce14" table:formula="of:=[.$D14]/[.D14]" office:value-type="float" office:value="1">
            <text:p>1.0</text:p>
          </table:table-cell>
          <table:table-cell table:style-name="ce21"/>
          <table:table-cell table:style-name="ce14" table:formula="of:=[.$D14]/[.F14]" office:value-type="float" office:value="1.26099820713642">
            <text:p>1.3</text:p>
          </table:table-cell>
          <table:table-cell table:style-name="ce21"/>
          <table:table-cell table:style-name="ce14" table:formula="of:=[.$D14]/[.H14]" office:value-type="float" office:value="0.300487148305236">
            <text:p>0.3</text:p>
          </table:table-cell>
          <table:table-cell table:style-name="ce21"/>
          <table:table-cell table:style-name="ce14" table:formula="of:=[.$D14]/[.J14]" office:value-type="float" office:value="1.03169622608575">
            <text:p>1.0</text:p>
          </table:table-cell>
          <table:table-cell table:style-name="ce21"/>
          <table:table-cell table:style-name="ce27"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ge" table:style-name="ta1" table:print="false">
        <table:table-column table:style-name="co1" table:default-cell-style-name="ce6"/>
        <table:table-column table:style-name="co2" table:default-cell-style-name="ce13"/>
        <table:table-column table:style-name="co3" table:default-cell-style-name="ce20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3" table:default-cell-style-name="ce20"/>
        <table:table-column table:style-name="co2" table:default-cell-style-name="Default"/>
        <table:table-column table:style-name="co3" table:default-cell-style-name="ce20"/>
        <table:table-column table:style-name="co2" table:default-cell-style-name="Default"/>
        <table:table-column table:style-name="co3" table:default-cell-style-name="ce20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60 dim</text:p>
          </table:table-cell>
          <table:table-cell table:style-name="ce8" office:value-type="string">
            <text:p>python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cython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matlab imper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matlab oo</text:p>
          </table:table-cell>
          <table:table-cell table:style-name="ce15" office:value-type="string">
            <text:p>err</text:p>
          </table:table-cell>
          <table:table-cell table:style-name="ce22" office:value-type="string">
            <text:p>C++</text:p>
          </table:table-cell>
          <table:table-cell table:style-name="ce15" office:value-type="string">
            <text:p>err</text:p>
          </table:table-cell>
          <table:table-cell table:style-name="ce22" table:number-columns-repeated="1010"/>
          <table:table-cell table:number-columns-repeated="3"/>
        </table:table-row>
        <table:table-row table:style-name="ro2">
          <table:table-cell table:style-name="ce2"/>
          <table:table-cell table:style-name="ce9" office:value-type="float" office:value="2.08949303627">
            <text:p>2.089493</text:p>
          </table:table-cell>
          <table:table-cell table:style-name="ce16" table:formula="of:=([.B2]-[.B$14])^2" office:value-type="float" office:value="0.000963576385764686">
            <text:p>0.000964</text:p>
          </table:table-cell>
          <table:table-cell table:style-name="ce23" office:value-type="float" office:value="1.76143193245">
            <text:p>1.761432</text:p>
          </table:table-cell>
          <table:table-cell table:style-name="ce16" table:formula="of:=([.D2]-[.D$14])^2" office:value-type="float" office:value="0.00292649150984644">
            <text:p>0.002926</text:p>
          </table:table-cell>
          <table:table-cell table:style-name="ce23" office:value-type="float" office:value="1.215931">
            <text:p>1.215931</text:p>
          </table:table-cell>
          <table:table-cell table:style-name="ce16" table:formula="of:=([.F2]-[.F$14])^2" office:value-type="float" office:value="0.00333034022281001">
            <text:p>0.003330</text:p>
          </table:table-cell>
          <table:table-cell table:style-name="ce23" office:value-type="float" office:value="3.636858">
            <text:p>3.636858</text:p>
          </table:table-cell>
          <table:table-cell table:style-name="ce16" table:formula="of:=([.H2]-[.H$14])^2" office:value-type="float" office:value="0.0449222938214398">
            <text:p>0.044922</text:p>
          </table:table-cell>
          <table:table-cell table:style-name="ce23" office:value-type="float" office:value="1.981949">
            <text:p>1.981949</text:p>
          </table:table-cell>
          <table:table-cell table:style-name="ce16" table:formula="of:=([.J2]-[.J$14])^2" office:value-type="float" office:value="0.00118241075043999">
            <text:p>0.001182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2.1090722084">
            <text:p>2.109072</text:p>
          </table:table-cell>
          <table:table-cell table:style-name="ce16" table:formula="of:=([.B3]-[.B$14])^2" office:value-type="float" office:value="0.000131385574466235">
            <text:p>0.000131</text:p>
          </table:table-cell>
          <table:table-cell table:style-name="ce23" office:value-type="float" office:value="1.77156496048">
            <text:p>1.771565</text:p>
          </table:table-cell>
          <table:table-cell table:style-name="ce16" table:formula="of:=([.D3]-[.D$14])^2" office:value-type="float" office:value="0.00193283578946299">
            <text:p>0.001933</text:p>
          </table:table-cell>
          <table:table-cell table:style-name="ce23" office:value-type="float" office:value="1.238566">
            <text:p>1.238566</text:p>
          </table:table-cell>
          <table:table-cell table:style-name="ce16" table:formula="of:=([.F3]-[.F$14])^2" office:value-type="float" office:value="0.00123019249080999">
            <text:p>0.001230</text:p>
          </table:table-cell>
          <table:table-cell table:style-name="ce23" office:value-type="float" office:value="3.534287">
            <text:p>3.534287</text:p>
          </table:table-cell>
          <table:table-cell table:style-name="ce16" table:formula="of:=([.H3]-[.H$14])^2" office:value-type="float" office:value="0.0989227045920399">
            <text:p>0.098923</text:p>
          </table:table-cell>
          <table:table-cell table:style-name="ce23" office:value-type="float" office:value="1.918337">
            <text:p>1.918337</text:p>
          </table:table-cell>
          <table:table-cell table:style-name="ce16" table:formula="of:=([.J3]-[.J$14])^2" office:value-type="float" office:value="0.000854147385640005">
            <text:p>0.000854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2.13600301743">
            <text:p>2.136003</text:p>
          </table:table-cell>
          <table:table-cell table:style-name="ce16" table:formula="of:=([.B4]-[.B$14])^2" office:value-type="float" office:value="0.000239273080442105">
            <text:p>0.000239</text:p>
          </table:table-cell>
          <table:table-cell table:style-name="ce23" office:value-type="float" office:value="1.78209090233">
            <text:p>1.782091</text:p>
          </table:table-cell>
          <table:table-cell table:style-name="ce16" table:formula="of:=([.D4]-[.D$14])^2" office:value-type="float" office:value="0.00111810562931647">
            <text:p>0.001118</text:p>
          </table:table-cell>
          <table:table-cell table:style-name="ce23" office:value-type="float" office:value="1.254767">
            <text:p>1.254767</text:p>
          </table:table-cell>
          <table:table-cell table:style-name="ce16" table:formula="of:=([.F4]-[.F$14])^2" office:value-type="float" office:value="0.000356193903609999">
            <text:p>0.000356</text:p>
          </table:table-cell>
          <table:table-cell table:style-name="ce23" office:value-type="float" office:value="3.683088">
            <text:p>3.683088</text:p>
          </table:table-cell>
          <table:table-cell table:style-name="ce16" table:formula="of:=([.H4]-[.H$14])^2" office:value-type="float" office:value="0.02746272067344">
            <text:p>0.027463</text:p>
          </table:table-cell>
          <table:table-cell table:style-name="ce23" office:value-type="float" office:value="1.940426">
            <text:p>1.940426</text:p>
          </table:table-cell>
          <table:table-cell table:style-name="ce16" table:formula="of:=([.J4]-[.J$14])^2" office:value-type="float" office:value="0.0000509339142400008">
            <text:p>0.000051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2.11966204643">
            <text:p>2.119662</text:p>
          </table:table-cell>
          <table:table-cell table:style-name="ce16" table:formula="of:=([.B5]-[.B$14])^2" office:value-type="float" office:value="0.000000761285278351507">
            <text:p>0.000001</text:p>
          </table:table-cell>
          <table:table-cell table:style-name="ce23" office:value-type="float" office:value="1.77805900574">
            <text:p>1.778059</text:p>
          </table:table-cell>
          <table:table-cell table:style-name="ce16" table:formula="of:=([.D5]-[.D$14])^2" office:value-type="float" office:value="0.0014039996333644">
            <text:p>0.001404</text:p>
          </table:table-cell>
          <table:table-cell table:style-name="ce23" office:value-type="float" office:value="1.200529">
            <text:p>1.200529</text:p>
          </table:table-cell>
          <table:table-cell table:style-name="ce16" table:formula="of:=([.F5]-[.F$14])^2" office:value-type="float" office:value="0.00534523294321">
            <text:p>0.005345</text:p>
          </table:table-cell>
          <table:table-cell table:style-name="ce23" office:value-type="float" office:value="4.170742">
            <text:p>4.170742</text:p>
          </table:table-cell>
          <table:table-cell table:style-name="ce16" table:formula="of:=([.H5]-[.H$14])^2" office:value-type="float" office:value="0.10364227299904">
            <text:p>0.103642</text:p>
          </table:table-cell>
          <table:table-cell table:style-name="ce23" office:value-type="float" office:value="1.893287">
            <text:p>1.893287</text:p>
          </table:table-cell>
          <table:table-cell table:style-name="ce16" table:formula="of:=([.J5]-[.J$14])^2" office:value-type="float" office:value="0.00294586246564001">
            <text:p>0.002946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2.10386610031">
            <text:p>2.103866</text:p>
          </table:table-cell>
          <table:table-cell table:style-name="ce16" table:formula="of:=([.B6]-[.B$14])^2" office:value-type="float" office:value="0.000277837650614815">
            <text:p>0.000278</text:p>
          </table:table-cell>
          <table:table-cell table:style-name="ce23" office:value-type="float" office:value="1.84729385376">
            <text:p>1.847294</text:p>
          </table:table-cell>
          <table:table-cell table:style-name="ce16" table:formula="of:=([.D6]-[.D$14])^2" office:value-type="float" office:value="0.00100900664351293">
            <text:p>0.001009</text:p>
          </table:table-cell>
          <table:table-cell table:style-name="ce23" office:value-type="float" office:value="1.30806">
            <text:p>1.308060</text:p>
          </table:table-cell>
          <table:table-cell table:style-name="ce16" table:formula="of:=([.F6]-[.F$14])^2" office:value-type="float" office:value="0.00118472951601">
            <text:p>0.001185</text:p>
          </table:table-cell>
          <table:table-cell table:style-name="ce23" office:value-type="float" office:value="4.648879">
            <text:p>4.648879</text:p>
          </table:table-cell>
          <table:table-cell table:style-name="ce16" table:formula="of:=([.H6]-[.H$14])^2" office:value-type="float" office:value="0.64011552521284">
            <text:p>0.640116</text:p>
          </table:table-cell>
          <table:table-cell table:style-name="ce23" office:value-type="float" office:value="2.019786">
            <text:p>2.019786</text:p>
          </table:table-cell>
          <table:table-cell table:style-name="ce16" table:formula="of:=([.J6]-[.J$14])^2" office:value-type="float" office:value="0.00521619061823997">
            <text:p>0.005216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2.14292097092">
            <text:p>2.142921</text:p>
          </table:table-cell>
          <table:table-cell table:style-name="ce16" table:formula="of:=([.B7]-[.B$14])^2" office:value-type="float" office:value="0.000501151256650426">
            <text:p>0.000501</text:p>
          </table:table-cell>
          <table:table-cell table:style-name="ce23" office:value-type="float" office:value="1.90192699432">
            <text:p>1.901927</text:p>
          </table:table-cell>
          <table:table-cell table:style-name="ce16" table:formula="of:=([.D7]-[.D$14])^2" office:value-type="float" office:value="0.00746461535126773">
            <text:p>0.007465</text:p>
          </table:table-cell>
          <table:table-cell table:style-name="ce23" office:value-type="float" office:value="1.417822">
            <text:p>1.417822</text:p>
          </table:table-cell>
          <table:table-cell table:style-name="ce16" table:formula="of:=([.F7]-[.F$14])^2" office:value-type="float" office:value="0.02078842028761">
            <text:p>0.020788</text:p>
          </table:table-cell>
          <table:table-cell table:style-name="ce23" office:value-type="float" office:value="4.19454">
            <text:p>4.194540</text:p>
          </table:table-cell>
          <table:table-cell table:style-name="ce16" table:formula="of:=([.H7]-[.H$14])^2" office:value-type="float" office:value="0.11953144558224">
            <text:p>0.119531</text:p>
          </table:table-cell>
          <table:table-cell table:style-name="ce23" office:value-type="float" office:value="1.973873">
            <text:p>1.973873</text:p>
          </table:table-cell>
          <table:table-cell table:style-name="ce16" table:formula="of:=([.J7]-[.J$14])^2" office:value-type="float" office:value="0.000692226624039997">
            <text:p>0.000692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2.15946602821">
            <text:p>2.159466</text:p>
          </table:table-cell>
          <table:table-cell table:style-name="ce16" table:formula="of:=([.B8]-[.B$14])^2" office:value-type="float" office:value="0.00151565897833636">
            <text:p>0.001516</text:p>
          </table:table-cell>
          <table:table-cell table:style-name="ce23" office:value-type="float" office:value="1.81152796745">
            <text:p>1.811528</text:p>
          </table:table-cell>
          <table:table-cell table:style-name="ce16" table:formula="of:=([.D8]-[.D$14])^2" office:value-type="float" office:value="0.0000160081721472313">
            <text:p>0.000016</text:p>
          </table:table-cell>
          <table:table-cell table:style-name="ce23" office:value-type="float" office:value="1.196948">
            <text:p>1.196948</text:p>
          </table:table-cell>
          <table:table-cell table:style-name="ce16" table:formula="of:=([.F8]-[.F$14])^2" office:value-type="float" office:value="0.00588167820241001">
            <text:p>0.005882</text:p>
          </table:table-cell>
          <table:table-cell table:style-name="ce23" office:value-type="float" office:value="3.587415">
            <text:p>3.587415</text:p>
          </table:table-cell>
          <table:table-cell table:style-name="ce16" table:formula="of:=([.H8]-[.H$14])^2" office:value-type="float" office:value="0.0683256731072399">
            <text:p>0.068326</text:p>
          </table:table-cell>
          <table:table-cell table:style-name="ce23" office:value-type="float" office:value="1.963522">
            <text:p>1.963522</text:p>
          </table:table-cell>
          <table:table-cell table:style-name="ce16" table:formula="of:=([.J8]-[.J$14])^2" office:value-type="float" office:value="0.000254696064639998">
            <text:p>0.000255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2.2303750515">
            <text:p>2.230375</text:p>
          </table:table-cell>
          <table:table-cell table:style-name="ce16" table:formula="of:=([.B9]-[.B$14])^2" office:value-type="float" office:value="0.0120649328996394">
            <text:p>0.012065</text:p>
          </table:table-cell>
          <table:table-cell table:style-name="ce23" office:value-type="float" office:value="1.86418604851">
            <text:p>1.864186</text:p>
          </table:table-cell>
          <table:table-cell table:style-name="ce16" table:formula="of:=([.D9]-[.D$14])^2" office:value-type="float" office:value="0.00236750945592459">
            <text:p>0.002368</text:p>
          </table:table-cell>
          <table:table-cell table:style-name="ce23" office:value-type="float" office:value="1.375206">
            <text:p>1.375206</text:p>
          </table:table-cell>
          <table:table-cell table:style-name="ce16" table:formula="of:=([.F9]-[.F$14])^2" office:value-type="float" office:value="0.01031563204281">
            <text:p>0.010316</text:p>
          </table:table-cell>
          <table:table-cell table:style-name="ce23" office:value-type="float" office:value="3.831526">
            <text:p>3.831526</text:p>
          </table:table-cell>
          <table:table-cell table:style-name="ce16" table:formula="of:=([.H9]-[.H$14])^2" office:value-type="float" office:value="0.000298626048639984">
            <text:p>0.000299</text:p>
          </table:table-cell>
          <table:table-cell table:style-name="ce23" office:value-type="float" office:value="1.882542">
            <text:p>1.882542</text:p>
          </table:table-cell>
          <table:table-cell table:style-name="ce16" table:formula="of:=([.J9]-[.J$14])^2" office:value-type="float" office:value="0.00422770443264001">
            <text:p>0.004228</text:p>
          </table:table-cell>
          <table:table-cell table:style-name="ce23" table:number-columns-repeated="1013"/>
        </table:table-row>
        <table:table-row table:style-name="ro2">
          <table:table-cell table:style-name="ce2"/>
          <table:table-cell table:style-name="ce9" office:value-type="float" office:value="2.05843496323">
            <text:p>2.058435</text:p>
          </table:table-cell>
          <table:table-cell table:style-name="ce16" table:formula="of:=([.B10]-[.B$14])^2" office:value-type="float" office:value="0.00385636029966711">
            <text:p>0.003856</text:p>
          </table:table-cell>
          <table:table-cell table:style-name="ce23" office:value-type="float" office:value="1.79009199142">
            <text:p>1.790092</text:p>
          </table:table-cell>
          <table:table-cell table:style-name="ce16" table:formula="of:=([.D10]-[.D$14])^2" office:value-type="float" office:value="0.000647040837643327">
            <text:p>0.000647</text:p>
          </table:table-cell>
          <table:table-cell table:style-name="ce23" office:value-type="float" office:value="1.334835">
            <text:p>1.334835</text:p>
          </table:table-cell>
          <table:table-cell table:style-name="ce16" table:formula="of:=([.F10]-[.F$14])^2" office:value-type="float" office:value="0.00374481578601001">
            <text:p>0.003745</text:p>
          </table:table-cell>
          <table:table-cell table:style-name="ce23" office:value-type="float" office:value="3.417624">
            <text:p>3.417624</text:p>
          </table:table-cell>
          <table:table-cell table:style-name="ce16" table:formula="of:=([.H10]-[.H$14])^2" office:value-type="float" office:value="0.18591860701584">
            <text:p>0.185919</text:p>
          </table:table-cell>
          <table:table-cell table:style-name="ce23" office:value-type="float" office:value="1.953324">
            <text:p>1.953324</text:p>
          </table:table-cell>
          <table:table-cell table:style-name="ce16" table:formula="of:=([.J10]-[.J$14])^2" office:value-type="float" office:value="0.0000331914254399977">
            <text:p>0.000033</text:p>
          </table:table-cell>
          <table:table-cell table:style-name="ce23" table:number-columns-repeated="1013"/>
        </table:table-row>
        <table:table-row table:style-name="ro2">
          <table:table-cell table:style-name="ce3"/>
          <table:table-cell table:style-name="ce10" office:value-type="float" office:value="2.05605220795">
            <text:p>2.056052</text:p>
          </table:table-cell>
          <table:table-cell table:style-name="ce17" table:formula="of:=([.B11]-[.B$14])^2" office:value-type="float" office:value="0.00415797412117691">
            <text:p>0.004158</text:p>
          </table:table-cell>
          <table:table-cell table:style-name="ce24" office:value-type="float" office:value="1.84711623192">
            <text:p>1.847116</text:p>
          </table:table-cell>
          <table:table-cell table:style-name="ce17" table:formula="of:=([.D11]-[.D$14])^2" office:value-type="float" office:value="0.000997753925521364">
            <text:p>0.000998</text:p>
          </table:table-cell>
          <table:table-cell table:style-name="ce24" office:value-type="float" office:value="1.193737">
            <text:p>1.193737</text:p>
          </table:table-cell>
          <table:table-cell table:style-name="ce17" table:formula="of:=([.F11]-[.F$14])^2" office:value-type="float" office:value="0.00638450538960998">
            <text:p>0.006385</text:p>
          </table:table-cell>
          <table:table-cell table:style-name="ce24" office:value-type="float" office:value="3.783109">
            <text:p>3.783109</text:p>
          </table:table-cell>
          <table:table-cell table:style-name="ce17" table:formula="of:=([.H11]-[.H$14])^2" office:value-type="float" office:value="0.00431620092483996">
            <text:p>0.004316</text:p>
          </table:table-cell>
          <table:table-cell table:style-name="ce24" office:value-type="float" office:value="1.948582">
            <text:p>1.948582</text:p>
          </table:table-cell>
          <table:table-cell table:style-name="ce17" table:formula="of:=([.J11]-[.J$14])^2" office:value-type="float" office:value="0.00000103876864">
            <text:p>0.000001</text:p>
          </table:table-cell>
          <table:table-cell table:style-name="ce24" table:number-columns-repeated="1010"/>
          <table:table-cell table:style-name="ce23" table:number-columns-repeated="3"/>
        </table:table-row>
        <table:table-row table:style-name="ro2">
          <table:table-cell table:style-name="ce2" office:value-type="string">
            <text:p>sum</text:p>
          </table:table-cell>
          <table:table-cell table:style-name="ce9" table:formula="of:=SUM([.B2:.B11])" office:value-type="float" office:value="21.20534563065">
            <text:p>21.205346</text:p>
          </table:table-cell>
          <table:table-cell table:style-name="ce16" table:formula="of:=SUM([.C2:.C11])" office:value-type="float" office:value="0.0237089115320364">
            <text:p>0.023709</text:p>
          </table:table-cell>
          <table:table-cell table:style-name="ce23" table:formula="of:=SUM([.D2:.D11])" office:value-type="float" office:value="18.15528988838">
            <text:p>18.155290</text:p>
          </table:table-cell>
          <table:table-cell table:style-name="ce16" table:formula="of:=SUM([.E2:.E11])" office:value-type="float" office:value="0.0198833669480075">
            <text:p>0.019883</text:p>
          </table:table-cell>
          <table:table-cell table:style-name="ce23" table:formula="of:=SUM([.F2:.F11])" office:value-type="float" office:value="12.736401">
            <text:p>12.736401</text:p>
          </table:table-cell>
          <table:table-cell table:style-name="ce16" table:formula="of:=SUM([.G2:.G11])" office:value-type="float" office:value="0.0585617407849">
            <text:p>0.058562</text:p>
          </table:table-cell>
          <table:table-cell table:style-name="ce23" table:formula="of:=SUM([.H2:.H11])" office:value-type="float" office:value="38.488068">
            <text:p>38.488068</text:p>
          </table:table-cell>
          <table:table-cell table:style-name="ce16" table:formula="of:=SUM([.I2:.I11])" office:value-type="float" office:value="1.2934560699776">
            <text:p>1.293456</text:p>
          </table:table-cell>
          <table:table-cell table:style-name="ce23" table:formula="of:=SUM([.J2:.J11])" office:value-type="float" office:value="19.475628">
            <text:p>19.475628</text:p>
          </table:table-cell>
          <table:table-cell table:style-name="ce16" table:formula="of:=SUM([.K2:.K11])" office:value-type="float" office:value="0.0154584024496">
            <text:p>0.015458</text:p>
          </table:table-cell>
          <table:table-cell table:style-name="ce23" table:number-columns-repeated="1013"/>
        </table:table-row>
        <table:table-row table:style-name="ro2">
          <table:table-cell table:style-name="ce2" office:value-type="string">
            <text:p>count</text:p>
          </table:table-cell>
          <table:table-cell table:style-name="ce9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office:value-type="float" office:value="10">
            <text:p>10.000000</text:p>
          </table:table-cell>
          <table:table-cell table:style-name="ce16" office:value-type="float" office:value="9">
            <text:p>9.000000</text:p>
          </table:table-cell>
          <table:table-cell table:style-name="ce23" table:number-columns-repeated="1013"/>
        </table:table-row>
        <table:table-row table:style-name="ro2">
          <table:table-cell table:style-name="ce4" office:value-type="string">
            <text:p>mean</text:p>
          </table:table-cell>
          <table:table-cell table:style-name="ce11" table:formula="of:=[.B12]/[.B13]" office:value-type="float" office:value="2.120534563065">
            <text:p>2.120535</text:p>
          </table:table-cell>
          <table:table-cell table:style-name="ce18"/>
          <table:table-cell table:style-name="ce25" table:formula="of:=[.D12]/[.D13]" office:value-type="float" office:value="1.815528988838">
            <text:p>1.815529</text:p>
          </table:table-cell>
          <table:table-cell table:style-name="ce18"/>
          <table:table-cell table:style-name="ce25" table:formula="of:=[.F12]/[.F13]" office:value-type="float" office:value="1.2736401">
            <text:p>1.273640</text:p>
          </table:table-cell>
          <table:table-cell table:style-name="ce18"/>
          <table:table-cell table:style-name="ce25" table:formula="of:=[.H12]/[.H13]" office:value-type="float" office:value="3.8488068">
            <text:p>3.848807</text:p>
          </table:table-cell>
          <table:table-cell table:style-name="ce18"/>
          <table:table-cell table:style-name="ce25" table:formula="of:=[.J12]/[.J13]" office:value-type="float" office:value="1.9475628">
            <text:p>1.947563</text:p>
          </table:table-cell>
          <table:table-cell table:style-name="ce18"/>
          <table:table-cell table:style-name="ce25" table:number-columns-repeated="1013"/>
        </table:table-row>
        <table:table-row table:style-name="ro1">
          <table:table-cell table:style-name="ce2" office:value-type="string">
            <text:p>sample std dev</text:p>
          </table:table-cell>
          <table:table-cell table:style-name="ce9"/>
          <table:table-cell table:style-name="ce16" table:formula="of:=SQRT([.C12]/[.C13])" office:value-type="float" office:value="0.0513256612578893">
            <text:p>0.051326</text:p>
          </table:table-cell>
          <table:table-cell table:style-name="ce23"/>
          <table:table-cell table:style-name="ce16" table:formula="of:=SQRT([.E12]/[.E13])" office:value-type="float" office:value="0.0470027977276146">
            <text:p>0.047003</text:p>
          </table:table-cell>
          <table:table-cell table:style-name="ce23"/>
          <table:table-cell table:style-name="ce16" table:formula="of:=SQRT([.G12]/[.G13])" office:value-type="float" office:value="0.0806651107183961">
            <text:p>0.080665</text:p>
          </table:table-cell>
          <table:table-cell table:style-name="ce23"/>
          <table:table-cell table:style-name="ce16" table:formula="of:=SQRT([.I12]/[.I13])" office:value-type="float" office:value="0.379100700485533">
            <text:p>0.379101</text:p>
          </table:table-cell>
          <table:table-cell table:style-name="ce23"/>
          <table:table-cell table:style-name="ce16" table:formula="of:=SQRT([.K12]/[.K13])" office:value-type="float" office:value="0.0414439413205088">
            <text:p>0.041444</text:p>
          </table:table-cell>
          <table:table-cell table:style-name="ce23" table:number-columns-repeated="1013"/>
        </table:table-row>
        <table:table-row table:style-name="ro1">
          <table:table-cell table:style-name="ce5" office:value-type="string">
            <text:p>relative std dev</text:p>
          </table:table-cell>
          <table:table-cell table:style-name="ce12"/>
          <table:table-cell table:style-name="ce19" table:formula="of:=[.C15]/[.B14]" office:value-type="percentage" office:value="0.0242041144491904">
            <text:p>2.42%</text:p>
          </table:table-cell>
          <table:table-cell table:style-name="ce26"/>
          <table:table-cell table:style-name="ce19" table:formula="of:=[.E15]/[.D14]" office:value-type="percentage" office:value="0.0258893127108359">
            <text:p>2.59%</text:p>
          </table:table-cell>
          <table:table-cell table:style-name="ce26"/>
          <table:table-cell table:style-name="ce19" table:formula="of:=[.G15]/[.F14]" office:value-type="percentage" office:value="0.0633343051293659">
            <text:p>6.33%</text:p>
          </table:table-cell>
          <table:table-cell table:style-name="ce26"/>
          <table:table-cell table:style-name="ce19" table:formula="of:=[.I15]/[.H14]" office:value-type="percentage" office:value="0.0984982411914086">
            <text:p>9.85%</text:p>
          </table:table-cell>
          <table:table-cell table:style-name="ce26"/>
          <table:table-cell table:style-name="ce19" table:formula="of:=[.K15]/[.J14]" office:value-type="percentage" office:value="0.0212798998422586">
            <text:p>2.13%</text:p>
          </table:table-cell>
          <table:table-cell table:style-name="ce26" table:number-columns-repeated="1010"/>
          <table:table-cell table:style-name="ce28" table:number-columns-repeated="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speedup</text:p>
          </table:table-cell>
          <table:table-cell table:style-name="ce14" table:formula="of:=[.$D14]/[.B14]" office:value-type="float" office:value="0.856165714278126">
            <text:p>0.9</text:p>
          </table:table-cell>
          <table:table-cell table:style-name="ce21"/>
          <table:table-cell table:style-name="ce14" table:formula="of:=[.$D14]/[.D14]" office:value-type="float" office:value="1">
            <text:p>1.0</text:p>
          </table:table-cell>
          <table:table-cell table:style-name="ce21"/>
          <table:table-cell table:style-name="ce14" table:formula="of:=[.$D14]/[.F14]" office:value-type="float" office:value="1.42546468883792">
            <text:p>1.4</text:p>
          </table:table-cell>
          <table:table-cell table:style-name="ce21"/>
          <table:table-cell table:style-name="ce14" table:formula="of:=[.$D14]/[.H14]" office:value-type="float" office:value="0.471712165141155">
            <text:p>0.5</text:p>
          </table:table-cell>
          <table:table-cell table:style-name="ce21"/>
          <table:table-cell table:style-name="ce14" table:formula="of:=[.$D14]/[.J14]" office:value-type="float" office:value="0.932205620706043">
            <text:p>0.9</text:p>
          </table:table-cell>
          <table:table-cell table:style-name="ce21"/>
          <table:table-cell table:style-name="ce27"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6" table:number-columns-repeated="1024" table:default-cell-style-name="Default"/>
        <table:table-row table:style-name="ro2">
          <table:table-cell table:style-name="ce28" office:value-type="string">
            <text:p>dimensions</text:p>
          </table:table-cell>
          <table:table-cell table:style-name="ce29" office:value-type="string">
            <text:p>python</text:p>
          </table:table-cell>
          <table:table-cell table:style-name="ce29" office:value-type="string">
            <text:p>cython</text:p>
          </table:table-cell>
          <table:table-cell table:style-name="ce29" office:value-type="string">
            <text:p>matlab imper</text:p>
          </table:table-cell>
          <table:table-cell table:style-name="ce29" office:value-type="string">
            <text:p>matlab oo</text:p>
          </table:table-cell>
          <table:table-cell table:style-name="ce29" office:value-type="string">
            <text:p>C++</text:p>
          </table:table-cell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 table:number-columns-repeated="1013"/>
        </table:table-row>
        <table:table-row table:style-name="ro2">
          <table:table-cell office:value-type="float" office:value="2">
            <text:p>2</text:p>
          </table:table-cell>
          <table:table-cell table:formula="of:=[small.B$14]" office:value-type="float" office:value="0.253716135025">
            <text:p>0.253716135</text:p>
          </table:table-cell>
          <table:table-cell table:formula="of:=[small.D$14]" office:value-type="float" office:value="0.09106509685517">
            <text:p>0.0910650969</text:p>
          </table:table-cell>
          <table:table-cell table:formula="of:=[small.F$14]" office:value-type="float" office:value="0.0690379">
            <text:p>0.0690379</text:p>
          </table:table-cell>
          <table:table-cell table:formula="of:=[small.H$14]" office:value-type="float" office:value="1.3781965">
            <text:p>1.3781965</text:p>
          </table:table-cell>
          <table:table-cell table:formula="of:=[small.J$14]" office:value-type="float" office:value="0.0255741">
            <text:p>0.0255741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table:formula="of:=[big.B$14]" office:value-type="float" office:value="0.6892303943635">
            <text:p>0.6892303944</text:p>
          </table:table-cell>
          <table:table-cell table:formula="of:=[big.D$14]" office:value-type="float" office:value="0.5349771022796">
            <text:p>0.5349771023</text:p>
          </table:table-cell>
          <table:table-cell table:formula="of:=[big.F$14]" office:value-type="float" office:value="0.4242489">
            <text:p>0.4242489</text:p>
          </table:table-cell>
          <table:table-cell table:formula="of:=[big.H$14]" office:value-type="float" office:value="1.780366">
            <text:p>1.780366</text:p>
          </table:table-cell>
          <table:table-cell table:formula="of:=[big.J$14]" office:value-type="float" office:value="0.5185413">
            <text:p>0.5185413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table:formula="of:=[huge.B$14]" office:value-type="float" office:value="2.120534563065">
            <text:p>2.1205345631</text:p>
          </table:table-cell>
          <table:table-cell table:formula="of:=[huge.D$14]" office:value-type="float" office:value="1.815528988838">
            <text:p>1.8155289888</text:p>
          </table:table-cell>
          <table:table-cell table:formula="of:=[huge.F$14]" office:value-type="float" office:value="1.2736401">
            <text:p>1.2736401</text:p>
          </table:table-cell>
          <table:table-cell table:formula="of:=[huge.H$14]" office:value-type="float" office:value="3.8488068">
            <text:p>3.8488068</text:p>
          </table:table-cell>
          <table:table-cell table:formula="of:=[huge.J$14]" office:value-type="float" office:value="1.9475628">
            <text:p>1.9475628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4">07/24/2011</text:date>, <text:time>21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9T12:51:01</meta:creation-date>
    <dc:date>2011-07-24T21:33:19</dc:date>
    <meta:editing-duration>PT3H21M29S</meta:editing-duration>
    <meta:editing-cycles>28</meta:editing-cycles>
    <meta:generator>LibreOffice/3.3$Unix LibreOffice_project/330m19$Build-8</meta:generator>
    <meta:document-statistic meta:table-count="4" meta:cell-count="495" meta:object-count="0"/>
  </office:meta>
</office:document-meta>
</file>